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text-properties fo:color="#000000" style:font-name="Droid Sans Mono" fo:font-size="14pt" fo:font-weight="normal" officeooo:paragraph-rsid="001d4207" fo:background-color="#d4ea6b" style:font-size-asian="14pt" style:font-size-complex="14pt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d4ea6b" style:font-size-asian="14pt" style:font-size-complex="14pt"/>
    </style:style>
    <style:style style:name="P4" style:family="paragraph" style:parent-style-name="Standard">
      <style:text-properties fo:color="#000000" style:font-name="Droid Sans Mono" fo:font-size="14pt" fo:font-weight="normal" fo:background-color="#fffffe" style:font-size-asian="14pt" style:font-size-complex="14pt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e" style:font-size-asian="14pt" style:font-size-complex="14pt"/>
    </style:style>
    <style:style style:name="P6" style:family="paragraph" style:parent-style-name="Standard">
      <style:text-properties fo:color="#000000" style:font-name="Droid Sans Mono" fo:font-size="14pt" fo:font-weight="normal" fo:background-color="#fffffe" style:font-size-asian="14pt" style:font-size-complex="14pt"/>
    </style:style>
    <style:style style:name="P7" style:family="paragraph" style:parent-style-name="Standard">
      <style:text-properties fo:font-size="14pt" fo:background-color="#ea7500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paragraph-rsid="001d4207" style:font-size-asian="14pt" style:font-size-complex="14pt"/>
    </style:style>
    <style:style style:name="P10" style:family="paragraph" style:parent-style-name="Standard">
      <style:text-properties fo:font-size="14pt" officeooo:paragraph-rsid="001f0226" style:font-size-asian="14pt" style:font-size-complex="14pt"/>
    </style:style>
    <style:style style:name="P11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2" style:family="paragraph" style:parent-style-name="Standard">
      <style:text-properties fo:font-size="14pt" officeooo:rsid="00248ec2" officeooo:paragraph-rsid="00248ec2" style:font-size-asian="14pt" style:font-size-complex="14pt"/>
    </style:style>
    <style:style style:name="P13" style:family="paragraph" style:parent-style-name="Standard">
      <style:text-properties fo:font-size="14pt" fo:background-color="#ffff00" style:font-size-asian="14pt" style:font-size-complex="14pt"/>
    </style:style>
    <style:style style:name="P14" style:family="paragraph" style:parent-style-name="Standard">
      <style:paragraph-properties style:line-height-at-least="0.503cm"/>
      <style:text-properties fo:font-size="14pt" fo:background-color="#fffffe" style:font-size-asian="14pt" style:font-size-complex="14pt"/>
    </style:style>
    <style:style style:name="P15" style:family="paragraph" style:parent-style-name="Standard">
      <style:paragraph-properties style:line-height-at-least="0.503cm"/>
    </style:style>
    <style:style style:name="T1" style:family="text">
      <style:text-properties fo:background-color="#ea7500" loext:char-shading-value="0"/>
    </style:style>
    <style:style style:name="T2" style:family="text">
      <style:text-properties fo:color="#0000ff"/>
    </style:style>
    <style:style style:name="T3" style:family="text">
      <style:text-properties fo:color="#000000" style:font-name="Droid Sans Mono" fo:font-weight="normal"/>
    </style:style>
    <style:style style:name="T4" style:family="text">
      <style:text-properties fo:color="#000000" style:font-name="Droid Sans Mono" fo:font-weight="normal" fo:background-color="#fffffe" loext:char-shading-value="0"/>
    </style:style>
    <style:style style:name="T5" style:family="text">
      <style:text-properties fo:color="#000000" style:font-name="Droid Sans Mono" fo:font-weight="normal" officeooo:rsid="00231baa"/>
    </style:style>
    <style:style style:name="T6" style:family="text">
      <style:text-properties fo:color="#a31515"/>
    </style:style>
    <style:style style:name="T7" style:family="text">
      <style:text-properties fo:color="#a31515" style:font-name="Droid Sans Mono" fo:font-weight="normal" fo:background-color="#fffffe" loext:char-shading-value="0"/>
    </style:style>
    <style:style style:name="T8" style:family="text">
      <style:text-properties fo:color="#09885a"/>
    </style:style>
    <style:style style:name="T9" style:family="text">
      <style:text-properties fo:color="#09885a" style:font-name="Droid Sans Mono" fo:font-weight="normal"/>
    </style:style>
    <style:style style:name="T10" style:family="text">
      <style:text-properties fo:color="#09885a" style:font-name="Droid Sans Mono" fo:font-weight="normal" fo:background-color="#fffffe" loext:char-shading-value="0"/>
    </style:style>
    <style:style style:name="T11" style:family="text">
      <style:text-properties officeooo:rsid="00248ec2"/>
    </style:style>
    <style:style style:name="T12" style:family="text">
      <style:text-properties fo:color="#008080"/>
    </style:style>
    <style:style style:name="T13" style:family="text">
      <style:text-properties fo:color="#008080" style:font-name="Droid Sans Mono" fo:font-weight="normal" fo:background-color="#fffffe" loext:char-shading-value="0"/>
    </style:style>
    <style:style style:name="T14" style:family="text">
      <style:text-properties officeooo:rsid="002b22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ce<text:span text:style-name="T11">1</text:span>:</text:p>
      <text:p text:style-name="P8">This an example of function</text:p>
      <text:p text:style-name="P8"><text:s/>function hello() {</text:p>
      <text:p text:style-name="P8"><text:s text:c="2"/>}</text:p>
      <text:p text:style-name="P8">All you have to do is type return "Hello simplonien" between the curly braces { }</text:p>
      <text:p text:style-name="P13"/>
      <text:p text:style-name="P2"><text:span text:style-name="T2">function</text:span> hello () {</text:p>
      <text:p text:style-name="P3"><text:span text:style-name="T2">return</text:span> <text:span text:style-name="T6">"{Hello les Simploniens}"</text:span></text:p>
      <text:p text:style-name="P3">}</text:p>
      <text:p text:style-name="P3">console.log(hello())</text:p>
      <text:p text:style-name="P9"/>
      <text:p text:style-name="P7">Exercice<text:span text:style-name="T11">2</text:span>:</text:p>
      <text:p text:style-name="P8">Create a function that takes two numbers as arguments and returns their sum.</text:p>
      <text:p text:style-name="P10"><text:s text:c="32"/>function sumNumber(num1,num2) { return }</text:p>
      <text:p text:style-name="P8"/>
      <text:p text:style-name="P5"><text:span text:style-name="T2">function</text:span> sumnumber (n1, n2){</text:p>
      <text:p text:style-name="P5"><text:span text:style-name="T2">return</text:span> n1 + n2</text:p>
      <text:p text:style-name="P5">}</text:p>
      <text:p text:style-name="P11"><text:span text:style-name="T4">console.log(sumnumber(</text:span><text:span text:style-name="T10">77778</text:span><text:span text:style-name="T4">, </text:span><text:span text:style-name="T10">63588</text:span><text:span text:style-name="T4">))</text:span></text:p>
      <text:p text:style-name="P8"/>
      <text:p text:style-name="P7">Exercice<text:span text:style-name="T11">3 :</text:span></text:p>
      <text:p text:style-name="P8">Write a function that takes the base and height of a triangle as arguments and returns its area.</text:p>
      <text:p text:style-name="P8"/>
      <text:p text:style-name="P8"><text:s text:c="34"/>function areaTriangle(base,height) { return }</text:p>
      <text:p text:style-name="P8"/>
      <text:p text:style-name="P5"><text:span text:style-name="T2">function</text:span> ariaTriangle (base, height){</text:p>
      <text:p text:style-name="P5"><text:span text:style-name="T2">return</text:span> (base*height)/<text:span text:style-name="T8">2</text:span></text:p>
      <text:p text:style-name="P5">}</text:p>
      <text:p text:style-name="P11"><text:span text:style-name="T4">console.log (ariaTriangle(</text:span><text:span text:style-name="T10">150</text:span><text:span text:style-name="T4">, </text:span><text:span text:style-name="T10">69</text:span><text:span text:style-name="T4">))</text:span></text:p>
      <text:p text:style-name="P8"/>
      <text:p text:style-name="P7">Exercice4:</text:p>
      <text:p text:style-name="P8">Write a function that takes the height and the width of rectangle as arguments and returns its perimeter.</text:p>
      <text:p text:style-name="P8"/>
      <text:p text:style-name="P8"><text:s text:c="32"/>function perimeter(width,height) { return }</text:p>
      <text:p text:style-name="P5"><text:span text:style-name="T2">function</text:span> perimeter (width, height) {</text:p>
      <text:p text:style-name="P5"><text:span text:style-name="T2">return</text:span> <text:span text:style-name="T8">2</text:span>*((width/height)+height)</text:p>
      <text:p text:style-name="P5">}</text:p>
      <text:p text:style-name="P14"><text:span text:style-name="T3">console.log(perimeter(</text:span><text:span text:style-name="T9">112</text:span><text:span text:style-name="T3">, </text:span><text:span text:style-name="T9">14</text:span><text:span text:style-name="T3">)</text:span><text:span text:style-name="T5">)</text:span></text:p>
      <text:p text:style-name="P7"/>
      <text:p text:style-name="P7"><text:soft-page-break/>Exercice<text:span text:style-name="T11">5</text:span>:</text:p>
      <text:p text:style-name="P8">Write a function that takes a number as argument and returns it</text:p>
      <text:p text:style-name="P8">square.</text:p>
      <text:p text:style-name="P8"><text:s text:c="36"/>function square(num) { return }</text:p>
      <text:p text:style-name="P5"><text:span text:style-name="T2">function</text:span> square(num) {</text:p>
      <text:p text:style-name="P5"><text:span text:style-name="T2">return</text:span> num*num</text:p>
      <text:p text:style-name="P5">}</text:p>
      <text:p text:style-name="P5">console.log (square(<text:span text:style-name="T8">70</text:span>))</text:p>
      <text:p text:style-name="P8"/>
      <text:p text:style-name="P7">Exercice<text:span text:style-name="T11">6</text:span>:</text:p>
      <text:p text:style-name="P8">Write a function that takes two numbers are passed as parameters. The first parameter divided by the second parameter will have the remainder</text:p>
      <text:p text:style-name="P8">returns that value.</text:p>
      <text:p text:style-name="P8"><text:s text:c="35"/>function remainder(num1,num2) { return }</text:p>
      <text:p text:style-name="P8"/>
      <text:p text:style-name="P4"><text:span text:style-name="T2">function</text:span> remainder (num1, num2){</text:p>
      <text:p text:style-name="P5"><text:span text:style-name="T2">return</text:span> (num1 % num2)</text:p>
      <text:p text:style-name="P5">}</text:p>
      <text:p text:style-name="P11"><text:span text:style-name="T4">console.log( remainder(</text:span><text:span text:style-name="T10">50</text:span><text:span text:style-name="T4">, </text:span><text:span text:style-name="T10">5</text:span><text:span text:style-name="T4">))</text:span></text:p>
      <text:p text:style-name="P8"/>
      <text:p text:style-name="P7">Exercice<text:span text:style-name="T14">7</text:span>:</text:p>
      <text:p text:style-name="P8">Write a function that takes hours as argument <text:s/>and converts its into seconds.</text:p>
      <text:p text:style-name="P8">howManySeconds(2) ➞ 7200</text:p>
      <text:p text:style-name="P8"/>
      <text:p text:style-name="P8"><text:s text:c="35"/>function howManySeconds(hours) { return }</text:p>
      <text:p text:style-name="P8"/>
      <text:p text:style-name="P4"><text:span text:style-name="T2">function</text:span> howManySeconds(hours){</text:p>
      <text:p text:style-name="P5"><text:span text:style-name="T2">return</text:span>(hours*<text:span text:style-name="T8">3600</text:span>)</text:p>
      <text:p text:style-name="P5">}</text:p>
      <text:p text:style-name="P5">console.log(howManySeconds(<text:span text:style-name="T8">2</text:span>))</text:p>
      <text:p text:style-name="P8"/>
      <text:p text:style-name="P8"/>
      <text:p text:style-name="P8"/>
      <text:p text:style-name="P7">Exercice<text:span text:style-name="T14">8</text:span>:</text:p>
      <text:p text:style-name="P8">Write a function that takes two arguments (hours, minutes) and converts them into seconds.</text:p>
      <text:p text:style-name="P8"/>
      <text:p text:style-name="P8"><text:s text:c="35"/>function howManySeconds(hours,minutes) { return }</text:p>
      <text:p text:style-name="P8"/>
      <text:p text:style-name="P6"><text:span text:style-name="T2">function</text:span> howManySeconds(hours, minutes){</text:p>
      <text:p text:style-name="P5"><text:span text:style-name="T2">return</text:span>((hours*<text:span text:style-name="T8">3600</text:span>)+(minutes*<text:span text:style-name="T8">60</text:span>))</text:p>
      <text:p text:style-name="P5"><text:soft-page-break/>}</text:p>
      <text:p text:style-name="P14"><text:span text:style-name="T3">console.log(howManySeconds(</text:span><text:span text:style-name="T9">2</text:span><text:span text:style-name="T3">,</text:span><text:span text:style-name="T9">1</text:span><text:span text:style-name="T3">))</text:span></text:p>
      <text:p text:style-name="P7">Exercice<text:span text:style-name="T14">9</text:span>:</text:p>
      <text:p text:style-name="P8">Create a function that takes a name as argument and returns <text:s/>a greeting in the form of a string → "Hello name!".</text:p>
      <text:p text:style-name="P8">Don't forget the exclamation mark!</text:p>
      <text:p text:style-name="P8"/>
      <text:p text:style-name="P8">sayHello("Simplon") ➞ "Hello Simplon!"</text:p>
      <text:p text:style-name="P8"/>
      <text:p text:style-name="P8"><text:s text:c="32"/>function sayHello(name) { return }</text:p>
      <text:p text:style-name="P12"/>
      <text:p text:style-name="P4"><text:span text:style-name="T2">function</text:span> sayhello(name){</text:p>
      <text:p text:style-name="P5"><text:span text:style-name="T2">return</text:span> <text:span text:style-name="T6">"Hello"</text:span> + <text:span text:style-name="T6">" "</text:span> + name +<text:span text:style-name="T6">"!"</text:span></text:p>
      <text:p text:style-name="P5">}</text:p>
      <text:p text:style-name="P11"/>
      <text:p text:style-name="P11"><text:span text:style-name="T4">console.log(sayhello(</text:span><text:span text:style-name="T7">"manel"</text:span><text:span text:style-name="T4">)) </text:span></text:p>
      <text:p text:style-name="P11"><text:span text:style-name="T4"/></text:p>
      <text:p text:style-name="P7">Exercice<text:span text:style-name="T14">10</text:span>:</text:p>
      <text:p text:style-name="P8">Create a function that <text:s/>takes a string as argument and returns the length of this string.</text:p>
      <text:p text:style-name="P8"><text:s text:c="33"/>function StrLength(string) { return }</text:p>
      <text:p text:style-name="P4"><text:span text:style-name="T2">function</text:span> <text:span text:style-name="T12">StrLength</text:span> (string) {</text:p>
      <text:p text:style-name="P5"><text:span text:style-name="T2">return</text:span> string.length</text:p>
      <text:p text:style-name="P5">}</text:p>
      <text:p text:style-name="P11"/>
      <text:p text:style-name="P11"><text:span text:style-name="T4">console.log (</text:span><text:span text:style-name="T13">StrLength</text:span><text:span text:style-name="T4">(</text:span><text:span text:style-name="T7">"hello"</text:span><text:span text:style-name="T4">))</text:span></text:p>
      <text:p text:style-name="P8"/>
      <text:p text:style-name="P7">Exercice:<text:span text:style-name="T14">11</text:span></text:p>
      <text:p text:style-name="P8">Create a function that takes two strings as arguments, firstName and lastName, and returns a single string in the format "last, first".</text:p>
      <text:p text:style-name="P8"/>
      <text:p text:style-name="P8"><text:s text:c="34"/>function LastFirst(first, last) { return }</text:p>
      <text:p text:style-name="P4"><text:span text:style-name="T2">function</text:span> <text:span text:style-name="T12">LastFirst</text:span> (first, name){</text:p>
      <text:p text:style-name="P5"><text:span text:style-name="T2">return</text:span> first+<text:span text:style-name="T6">" "</text:span>+name</text:p>
      <text:p text:style-name="P5">}</text:p>
      <text:p text:style-name="P11"/>
      <text:p text:style-name="P5">console.log(<text:span text:style-name="T12">LastFirst</text:span> (<text:span text:style-name="T6">"manel"</text:span>, <text:span text:style-name="T6">"hemdani"</text:span>))</text:p>
      <text:p text:style-name="P8"/>
      <text:p text:style-name="P8"/>
      <text:p text:style-name="P8"/>
      <text:p text:style-name="P8"/>
      <text:p text:style-name="P8"/>
      <text:p text:style-name="P7"><text:soft-page-break/>Exercice<text:span text:style-name="T14">12</text:span>:</text:p>
      <text:p text:style-name="P8">Create a function that takes a number as an argument, increments the number by +1 and returns the result.</text:p>
      <text:p text:style-name="P8">increment(3)➞4</text:p>
      <text:p text:style-name="P8"><text:s text:c="36"/>function increment(num) { return }</text:p>
      <text:p text:style-name="P4"><text:span text:style-name="T2">function</text:span> increment(num){</text:p>
      <text:p text:style-name="P5"><text:span text:style-name="T2">return</text:span> num +<text:span text:style-name="T8">1</text:span></text:p>
      <text:p text:style-name="P5">}</text:p>
      <text:p text:style-name="P5">console.log(increment(<text:span text:style-name="T8">3</text:span>))</text:p>
      <text:p text:style-name="P8"/>
      <text:p text:style-name="P7">Exercice<text:span text:style-name="T14">13</text:span>:</text:p>
      <text:p text:style-name="P8">Create a function that returns the total number of parameters passed in.</text:p>
      <text:p text:style-name="P8">numberArgs("a", "b") ➞ 2</text:p>
      <text:p text:style-name="P8">numberArgs(10, 20, 30, 40, 50,70) ➞ 6</text:p>
      <text:p text:style-name="P8"><text:s text:c="36"/>function numArgs(/* fill-in */) { return }</text:p>
      <text:p text:style-name="P8"/>
      <text:p text:style-name="P8"/>
      <text:p text:style-name="P7">Exercice<text:span text:style-name="T14">14</text:span>:</text:p>
      <text:p text:style-name="P8">Write two functions; </text:p>
      <text:p text:style-name="P8">the first one takes a string as argument and returns </text:p>
      <text:p text:style-name="P8"><text:s text:c="2"/>toInt("5") ➞ 5</text:p>
      <text:p text:style-name="P8">the second function takes a number as argument and returns</text:p>
      <text:p text:style-name="P8"><text:s/>toStr(100) ➞ "100"</text:p>
      <text:p text:style-name="P8"><text:s text:c="30"/>function numArgs(/* fill-in */) { return }</text:p>
      <text:p text:style-name="P8"><text:s text:c="31"/>function numArgs(/* fill-in */) { return }</text:p>
      <text:p text:style-name="P8"/>
      <text:p text:style-name="P8"/>
      <text:p text:style-name="P7">Exercice<text:span text:style-name="T14">15</text:span>:</text:p>
      <text:p text:style-name="P8">Create a function that takes a character as argument then returns its ASCII value.</text:p>
      <text:p text:style-name="P8">("A") ➞ 65</text:p>
      <text:p text:style-name="P8">("m") ➞ 109</text:p>
      <text:p text:style-name="P8">("\") ➞ 92</text:p>
      <text:p text:style-name="P8"/>
      <text:p text:style-name="P7">Exercice:<text:span text:style-name="T14">16</text:span></text:p>
      <text:p text:style-name="P8">Create a function that takes a number as an argument and returns the amount of digits it has.</text:p>
      <text:p text:style-name="P8">(123) ➞ 3</text:p>
      <text:p text:style-name="P8">(7154) ➞ 4</text:p>
      <text:p text:style-name="P8">(0) ➞ 1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09:30:32.536819112</meta:creation-date>
    <dc:date>2020-03-24T12:29:27.524606420</dc:date>
    <meta:editing-duration>PT6M23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5" meta:paragraph-count="115" meta:word-count="539" meta:character-count="4095" meta:non-whitespace-character-count="3188"/>
  </office:meta>
</office:document-meta>
</file>